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10"/>
        <table:table-column table:style-name="co1" table:number-columns-repeated="1018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Unidades producidas</text:p>
          </table:table-cell>
          <table:table-cell table:style-name="ce5" office:value-type="string" calcext:value-type="string">
            <text:p>Costos por operación</text:p>
          </table:table-cell>
          <table:table-cell table:style-name="ce1"/>
          <table:table-cell table:style-name="ce5" office:value-type="string" calcext:value-type="string">
            <text:p>X – X^</text:p>
          </table:table-cell>
          <table:table-cell table:style-name="ce5" office:value-type="string" calcext:value-type="string">
            <text:p>Y – Y^</text:p>
          </table:table-cell>
          <table:table-cell table:style-name="ce1" office:value-type="string" calcext:value-type="string">
            <text:p>(X – X^)²</text:p>
          </table:table-cell>
          <table:table-cell table:style-name="ce1" office:value-type="string" calcext:value-type="string">
            <text:p><text:span text:style-name="T1">(Y – Y⁾</text:span>²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485" calcext:value-type="float">
            <text:p>1485</text:p>
          </table:table-cell>
          <table:table-cell/>
          <table:table-cell table:formula="of:=[.C7]-[.$C$20]" office:value-type="float" office:value="7.59999999999999" calcext:value-type="float">
            <text:p>7.59999999999999</text:p>
          </table:table-cell>
          <table:table-cell table:style-name="ce10" table:formula="of:=[.D7]-[.$D$20]" office:value-type="float" office:value="211.3" calcext:value-type="float">
            <text:p>211.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C8]-[.$C$20]" office:value-type="float" office:value="-16.4" calcext:value-type="float">
            <text:p>-16.4</text:p>
          </table:table-cell>
          <table:table-cell table:style-name="ce10" table:formula="of:=[.D8]-[.$D$20]" office:value-type="float" office:value="-373.7" calcext:value-type="float">
            <text:p>-373.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05" calcext:value-type="float">
            <text:p>1105</text:p>
          </table:table-cell>
          <table:table-cell/>
          <table:table-cell table:formula="of:=[.C9]-[.$C$20]" office:value-type="float" office:value="-6.40000000000001" calcext:value-type="float">
            <text:p>-6.40000000000001</text:p>
          </table:table-cell>
          <table:table-cell table:style-name="ce10" table:formula="of:=[.D9]-[.$D$20]" office:value-type="float" office:value="-168.7" calcext:value-type="float">
            <text:p>-168.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330" calcext:value-type="float">
            <text:p>1330</text:p>
          </table:table-cell>
          <table:table-cell/>
          <table:table-cell table:formula="of:=[.C10]-[.$C$20]" office:value-type="float" office:value="3.59999999999999" calcext:value-type="float">
            <text:p>3.59999999999999</text:p>
          </table:table-cell>
          <table:table-cell table:style-name="ce10" table:formula="of:=[.D10]-[.$D$20]" office:value-type="float" office:value="56.3" calcext:value-type="float">
            <text:p>56.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C11]-[.$C$20]" office:value-type="float" office:value="-1.40000000000001" calcext:value-type="float">
            <text:p>-1.40000000000001</text:p>
          </table:table-cell>
          <table:table-cell table:style-name="ce10" table:formula="of:=[.D11]-[.$D$20]" office:value-type="float" office:value="166.3" calcext:value-type="float">
            <text:p>166.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C12]-[.$C$20]" office:value-type="float" office:value="8.59999999999999" calcext:value-type="float">
            <text:p>8.59999999999999</text:p>
          </table:table-cell>
          <table:table-cell table:style-name="ce10" table:formula="of:=[.D12]-[.$D$20]" office:value-type="float" office:value="-73.7" calcext:value-type="float">
            <text:p>-73.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209" calcext:value-type="float">
            <text:p>1209</text:p>
          </table:table-cell>
          <table:table-cell/>
          <table:table-cell table:formula="of:=[.C13]-[.$C$20]" office:value-type="float" office:value="1.59999999999999" calcext:value-type="float">
            <text:p>1.59999999999999</text:p>
          </table:table-cell>
          <table:table-cell table:style-name="ce10" table:formula="of:=[.D13]-[.$D$20]" office:value-type="float" office:value="-64.7" calcext:value-type="float">
            <text:p>-64.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C14]-[.$C$20]" office:value-type="float" office:value="-11.4" calcext:value-type="float">
            <text:p>-11.4</text:p>
          </table:table-cell>
          <table:table-cell table:style-name="ce10" table:formula="of:=[.D14]-[.$D$20]" office:value-type="float" office:value="-73.7" calcext:value-type="float">
            <text:p>-73.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[.C15]-[.$C$20]" office:value-type="float" office:value="-4.40000000000001" calcext:value-type="float">
            <text:p>-4.40000000000001</text:p>
          </table:table-cell>
          <table:table-cell table:style-name="ce10" table:formula="of:=[.D15]-[.$D$20]" office:value-type="float" office:value="-55.7000000000001" calcext:value-type="float">
            <text:p>-55.70000000000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650" calcext:value-type="float">
            <text:p>1650</text:p>
          </table:table-cell>
          <table:table-cell/>
          <table:table-cell table:formula="of:=[.C16]-[.$C$20]" office:value-type="float" office:value="18.6" calcext:value-type="float">
            <text:p>18.6</text:p>
          </table:table-cell>
          <table:table-cell table:style-name="ce10" table:formula="of:=[.D16]-[.$D$20]" office:value-type="float" office:value="376.3" calcext:value-type="float">
            <text:p>376.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dicción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5" calcext:value-type="float">
            <text:p>105</text:p>
          </table:table-cell>
          <table:table-cell table:style-name="ce9"/>
          <table:table-cell table:style-name="ce2"/>
          <table:table-cell table:style-name="ce11"/>
          <table:table-cell table:style-name="ce2" table:number-columns-repeated="1018"/>
        </table:table-row>
        <table:table-row table:style-name="ro1">
          <table:table-cell office:value-type="string" calcext:value-type="string">
            <text:p>Total = </text:p>
          </table:table-cell>
          <table:table-cell/>
          <table:table-cell table:formula="of:=SUM([.C7:.C16])" office:value-type="float" office:value="914" calcext:value-type="float">
            <text:p>914</text:p>
          </table:table-cell>
          <table:table-cell table:formula="of:=SUM([.D7:.D16])" office:value-type="float" office:value="12737" calcext:value-type="float">
            <text:p>1273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EDIA: </text:p>
          </table:table-cell>
          <table:table-cell table:style-name="ce7"/>
          <table:table-cell table:style-name="ce8" table:formula="of:=[.C18]/10" office:value-type="float" office:value="91.4" calcext:value-type="float">
            <text:p>91.4</text:p>
          </table:table-cell>
          <table:table-cell table:style-name="ce8" table:formula="of:=[.D18]/10" office:value-type="float" office:value="1273.7" calcext:value-type="float">
            <text:p>1273.7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5:36:46.945507565</meta:creation-date>
    <meta:generator>LibreOffice/6.4.6.2$Linux_X86_64 LibreOffice_project/40$Build-2</meta:generator>
    <dc:date>2020-11-08T16:39:43.182574251</dc:date>
    <meta:editing-duration>PT52M43S</meta:editing-duration>
    <meta:editing-cycles>8</meta:editing-cycles>
    <meta:document-statistic meta:table-count="1" meta:cell-count="68" meta:object-count="0"/>
  </office:meta>
</office:document-meta>
</file>